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2000001ECCAB8DB6C11EB385E.jpg" manifest:media-type="image/jpeg"/>
  <manifest:file-entry manifest:full-path="Pictures/10000000000001A4000000CF348B6FD21B080F1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ahoma1" svg:font-family="Tahoma"/>
    <style:font-face style:name="Tahoma Bold1" svg:font-family="'Tahoma Bold'"/>
    <style:font-face style:name="ＭＳ Ｐゴシック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Tahoma Bold" svg:font-family="'Tahoma Bold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ayout_20_FB_20_Informatik_20_-_20_Titelfolie-subtitle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Layout_20_FB_20_Informatik_20_-_20_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Layout_20_FB_20_Informatik_20_-_20_Titelfolie-notes">
      <style:graphic-properties draw:fill-color="#ffffff" fo:min-height="13.364cm"/>
      <style:paragraph-properties style:writing-mode="lr-tb"/>
    </style:style>
    <style:style style:name="pr4" style:family="presentation" style:parent-style-name="Layout_20_FB_20_Informatik_20_-_20_nur_20_Tex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Layout_20_FB_20_Informatik_20_-_20_nur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Layout_20_FB_20_Informatik_20_-_20_nur_20_Text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Layout_20_FB_20_Informatik_20_-_20_nur_20_Text-notes">
      <style:graphic-properties draw:fill-color="#ffffff" fo:min-height="13.364cm"/>
      <style:paragraph-properties style:writing-mode="lr-tb"/>
    </style:style>
    <style:style style:name="pr8" style:family="presentation" style:parent-style-name="Layout_20_FB_20_Informatik_20_-_20_nur_20_Tex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Layout_20_FB_20_Informatik_20_-_20_nur_20_Text_5f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Layout_20_FB_20_Informatik_20_-_20_nur_20_Tex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Layout_20_FB_20_Informatik_20_-_20_nur_20_Text_5f_-notes">
      <style:graphic-properties draw:fill-color="#ffffff" fo:min-height="13.364cm"/>
      <style:paragraph-properties style:writing-mode="lr-tb"/>
    </style:style>
    <style:style style:name="pr12" style:family="presentation" style:parent-style-name="Layout_20_FB_20_Informatik_20_-_20_AbschlussSeite-subtitle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Layout_20_FB_20_Informatik_20_-_20_AbschlussSeit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margin-left="0.794cm" fo:margin-right="0cm" fo:margin-top="0.106cm" fo:margin-bottom="0cm" fo:line-height="0.635cm" fo:text-align="start" fo:text-indent="-0.79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fo:background-color="transparent" style:font-name-asian="ＭＳ Ｐゴシック" style:font-size-asian="14pt" style:font-style-asian="normal" style:font-weight-asian="normal" style:font-size-complex="14pt" style:font-style-complex="normal" style:font-weight-complex="normal" fo:hyphenate="false"/>
    </style:style>
    <style:style style:name="P2" style:family="paragraph">
      <style:paragraph-properties fo:margin-top="0cm" fo:margin-bottom="0cm" fo:line-height="100%" fo:text-align="center" style:punctuation-wrap="simple" style:writing-mode="lr-tb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54pt" style:font-size-asian="54pt" style:font-size-complex="5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127cm" fo:margin-bottom="0cm" fo:line-height="0.847cm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0.882cm" fo:text-align="start"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8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ahoma Bold1" fo:font-size="54pt" fo:letter-spacing="normal" fo:language="de" fo:country="DE" fo:font-style="normal" style:text-underline-style="none" fo:font-weight="bold" fo:background-color="transparent" style:font-name-asian="ＭＳ Ｐゴシック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language="de" fo:country="DE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cc0a2f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cc0a2f" loext:opacity="100%" style:text-line-through-style="none" style:text-line-through-type="none" style:text-position="0% 100%" style:font-name="Tahoma Bold1" fo:font-size="24pt" fo:letter-spacing="normal" fo:language="de" fo:country="DE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8pt" fo:letter-spacing="normal" fo:language="de" fo:country="DE" fo:font-style="normal" style:text-underline-style="none" fo:font-weight="normal" fo:background-color="transparent" style:font-name-asian="ＭＳ Ｐゴシック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cc0a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9.11.21</presentation:date-time-decl>
      <draw:page draw:name="page1" draw:style-name="dp1" draw:master-page-name="Layout_20_FB_20_Informatik_20_-_20_Titelfolie" presentation:presentation-page-layout-name="AL1T0" presentation:use-date-time-name="dtd1">
        <draw:frame draw:name="Untertitel 2" presentation:style-name="pr1" draw:text-style-name="P1" draw:layer="layout" svg:width="23.706cm" svg:height="1.692cm" svg:x="3.55cm" svg:y="14.759cm" presentation:class="subtitle" presentation:placeholder="true" presentation:user-transformed="true">
          <draw:text-box/>
        </draw:frame>
        <draw:frame draw:name="Fußzeilenplatzhalter 4" presentation:style-name="pr2" draw:text-style-name="P3" draw:layer="layout" svg:width="28.339cm" svg:height="3.503cm" svg:x="3.516cm" svg:y="6.659cm" presentation:class="footer" presentation:user-transformed="true">
          <draw:text-box>
            <text:p text:style-name="P2"><text:span text:style-name="T1">IT-Consult24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 zur Powerpointvorlage" draw:style-name="dp3" draw:master-page-name="Layout_20_FB_20_Informatik_20_-_20_nur_20_Text" presentation:use-date-time-name="dtd1">
        <draw:frame draw:name="Textplatzhalter 1" presentation:style-name="pr4" draw:text-style-name="P7" draw:layer="layout" svg:width="28.303cm" svg:height="11.879cm" svg:x="3.552cm" svg:y="4.153cm" presentation:class="outline" presentation:user-transformed="true">
          <draw:text-box>
            <text:p text:style-name="P5"><text:span text:style-name="T2">-Dienst zum vermitteln von Firmen und Privatkunden, mit IT Experten</text:span></text:p>
            <text:p text:style-name="P5"><text:span text:style-name="T2">-Dabei nutzen von grob bis komplexen Fragebögen für die Vermittlung</text:span></text:p>
            <text:p text:style-name="P5"><text:span text:style-name="T2">→</text:span><text:span text:style-name="T2">je nach Bedarf und Wissensstand</text:span></text:p>
            <text:p text:style-name="P5"><text:span text:style-name="T2">-Eintragen von Experten und Firmen als Problemlöser über Fragebögen und nicht manuell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4"/></text:p>
            <text:p text:style-name="P6"><text:span text:style-name="T3"/></text:p>
            <text:p text:style-name="P5"><text:span text:style-name="T3"/></text:p>
          </draw:text-box>
        </draw:frame>
        <draw:frame draw:name="Titel 2" presentation:style-name="pr5" draw:text-style-name="P9" draw:layer="layout" svg:width="28.309cm" svg:height="1.904cm" svg:x="3.545cm" svg:y="1.698cm" presentation:class="title" presentation:user-transformed="true">
          <draw:text-box>
            <text:p text:style-name="P8"><text:span text:style-name="T5">Projekt-Idee</text:span></text:p>
          </draw:text-box>
        </draw:frame>
        <draw:frame draw:name="Datumsplatzhalter 4" presentation:style-name="pr6" draw:text-style-name="P11" draw:layer="layout" svg:width="4.126cm" svg:height="1.013cm" svg:x="27.989cm" svg:y="17.912cm" presentation:class="date-time" presentation:user-transformed="true">
          <draw:text-box>
            <text:p text:style-name="P10"><text:span text:style-name="T6">09.11.2021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ayout_20_FB_20_Informatik_20_-_20_nur_20_Text_5f_" presentation:use-date-time-name="dtd1">
        <draw:frame draw:name="Textplatzhalter 3" presentation:style-name="pr8" draw:text-style-name="P7" draw:layer="layout" svg:width="28.303cm" svg:height="11.879cm" svg:x="3.552cm" svg:y="4.153cm" presentation:class="outline" presentation:user-transformed="true">
          <draw:text-box>
            <text:p text:style-name="P5"><text:span text:style-name="T2">-Stellen von Aufträgen</text:span></text:p>
            <text:p text:style-name="P5"><text:span text:style-name="T2">→ </text:span><text:span text:style-name="T2">Ich kann per Fragebögen diverse Aufträge zu meinen Problemen stellen</text:span></text:p>
            <text:p text:style-name="P5"><text:span text:style-name="T2"/></text:p>
            <text:p text:style-name="P5"><text:span text:style-name="T2">-Reviewen von Aufträgen und stellen von Angeboten</text:span></text:p>
            <text:p text:style-name="P5"><text:span text:style-name="T2">→ </text:span><text:span text:style-name="T2">Ich kann zu meinen Kompetenzen passende Aufträge anschauen, sowie den betroffenen dazu Angebote stellen</text:span></text:p>
            <text:p text:style-name="P5"><text:span text:style-name="T2"/></text:p>
            <text:p text:style-name="P5"><text:span text:style-name="T2">-Annahme und Ablehnen von Angeboten </text:span></text:p>
            <text:p text:style-name="P5"><text:span text:style-name="T2">→ </text:span><text:span text:style-name="T2">Ich kann Angebote, nach Erhalt, annehmen oder ablehnen</text:span></text:p>
            <text:p text:style-name="P5"><text:span text:style-name="T2"/></text:p>
            <text:p text:style-name="P6"><text:span text:style-name="T2"/></text:p>
            <text:p text:style-name="P6"><text:span text:style-name="T4"/></text:p>
            <text:p text:style-name="P6"><text:span text:style-name="T3"/></text:p>
            <text:p text:style-name="P5"><text:span text:style-name="T3"/></text:p>
          </draw:text-box>
        </draw:frame>
        <draw:frame draw:name="Titel 3" presentation:style-name="pr9" draw:text-style-name="P9" draw:layer="layout" svg:width="28.309cm" svg:height="1.904cm" svg:x="3.545cm" svg:y="1.698cm" presentation:class="title" presentation:user-transformed="true">
          <draw:text-box>
            <text:p text:style-name="P8"><text:span text:style-name="T5">Use Cases</text:span></text:p>
          </draw:text-box>
        </draw:frame>
        <draw:frame draw:name="Datumsplatzhalter 2" presentation:style-name="pr10" draw:text-style-name="P11" draw:layer="layout" svg:width="4.126cm" svg:height="1.013cm" svg:x="27.989cm" svg:y="17.912cm" presentation:class="date-time" presentation:user-transformed="true">
          <draw:text-box>
            <text:p text:style-name="P10"><text:span text:style-name="T6">09.11.2021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ayout_20_FB_20_Informatik_20_-_20_AbschlussSeite" presentation:use-date-time-name="dtd1">
        <draw:frame draw:name="Untertitel 2" presentation:style-name="pr12" draw:text-style-name="P1" draw:layer="layout" svg:width="23.706cm" svg:height="1.692cm" svg:x="3.55cm" svg:y="14.75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9.798cm" svg:height="11.136cm" svg:x="0.6cm" svg:y="2.257cm" draw:page-number="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ahoma1" svg:font-family="Tahoma"/>
    <style:font-face style:name="Tahoma Bold1" svg:font-family="'Tahoma Bold'"/>
    <style:font-face style:name="ＭＳ Ｐゴシック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Tahoma Bold" svg:font-family="'Tahoma Bold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ayout_20_FB_20_Informatik_20_-_20_nur_20_Text-background" style:display-name="Layout FB Informatik - nur Text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nur_20_Text-backgroundobjects" style:display-name="Layout FB Informatik - nu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nur_20_Text-notes" style:display-name="Layout FB Informatik - nu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outline1" style:display-name="Layout FB Informatik - nur Text-outline1" style:family="presentation">
      <style:graphic-properties draw:stroke="none" draw:fill="none" draw:auto-grow-height="false" draw:fit-to-size="false" style:shrink-to-fit="true">
        <text:list-style style:name="Layout_20_FB_20_Informatik_20_-_20_nur_20_Text-outline1" style:display-name="Layout FB Informatik - nu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outline2" style:display-name="Layout FB Informatik - nur Text-outline2" style:family="presentation" style:parent-style-name="Layout_20_FB_20_Informatik_20_-_20_nur_20_Text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3" style:display-name="Layout FB Informatik - nur Text-outline3" style:family="presentation" style:parent-style-name="Layout_20_FB_20_Informatik_20_-_20_nur_20_Text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4" style:display-name="Layout FB Informatik - nur Text-outline4" style:family="presentation" style:parent-style-name="Layout_20_FB_20_Informatik_20_-_20_nur_20_Text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5" style:display-name="Layout FB Informatik - nur Text-outline5" style:family="presentation" style:parent-style-name="Layout_20_FB_20_Informatik_20_-_20_nur_20_Text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6" style:display-name="Layout FB Informatik - nur Text-outline6" style:family="presentation" style:parent-style-name="Layout_20_FB_20_Informatik_20_-_20_nur_20_Text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7" style:display-name="Layout FB Informatik - nur Text-outline7" style:family="presentation" style:parent-style-name="Layout_20_FB_20_Informatik_20_-_20_nur_20_Text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8" style:display-name="Layout FB Informatik - nur Text-outline8" style:family="presentation" style:parent-style-name="Layout_20_FB_20_Informatik_20_-_20_nur_20_Text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9" style:display-name="Layout FB Informatik - nur Text-outline9" style:family="presentation" style:parent-style-name="Layout_20_FB_20_Informatik_20_-_20_nur_20_Text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subtitle" style:display-name="Layout FB Informatik - nur Text-subtitle" style:family="presentation">
      <style:graphic-properties draw:stroke="none" draw:fill="none" draw:textarea-vertical-align="middle">
        <text:list-style style:name="Layout_20_FB_20_Informatik_20_-_20_nur_20_Text-subtitle" style:display-name="Layout FB Informatik - nu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title" style:display-name="Layout FB Informatik - nur Text-title" style:family="presentation">
      <style:graphic-properties draw:stroke="none" draw:fill="none" draw:textarea-vertical-align="middle">
        <text:list-style style:name="Layout_20_FB_20_Informatik_20_-_20_nur_20_Text-title" style:display-name="Layout FB Informatik - nu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background" style:display-name="Layout FB Informatik - Titelfolie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Titelfolie-backgroundobjects" style:display-name="Layout FB Informatik - 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Titelfolie-notes" style:display-name="Layout FB Informatik - 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outline1" style:display-name="Layout FB Informatik - Titelfolie-outline1" style:family="presentation">
      <style:graphic-properties draw:stroke="none" draw:fill="none" draw:auto-grow-height="false" draw:fit-to-size="false" style:shrink-to-fit="true">
        <text:list-style style:name="Layout_20_FB_20_Informatik_20_-_20_Titelfolie-outline1" style:display-name="Layout FB Informatik - 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outline2" style:display-name="Layout FB Informatik - Titelfolie-outline2" style:family="presentation" style:parent-style-name="Layout_20_FB_20_Informatik_20_-_20_Titelfolie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3" style:display-name="Layout FB Informatik - Titelfolie-outline3" style:family="presentation" style:parent-style-name="Layout_20_FB_20_Informatik_20_-_20_Titelfolie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4" style:display-name="Layout FB Informatik - Titelfolie-outline4" style:family="presentation" style:parent-style-name="Layout_20_FB_20_Informatik_20_-_20_Titelfolie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5" style:display-name="Layout FB Informatik - Titelfolie-outline5" style:family="presentation" style:parent-style-name="Layout_20_FB_20_Informatik_20_-_20_Titelfolie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6" style:display-name="Layout FB Informatik - Titelfolie-outline6" style:family="presentation" style:parent-style-name="Layout_20_FB_20_Informatik_20_-_20_Titelfolie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7" style:display-name="Layout FB Informatik - Titelfolie-outline7" style:family="presentation" style:parent-style-name="Layout_20_FB_20_Informatik_20_-_20_Titelfolie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8" style:display-name="Layout FB Informatik - Titelfolie-outline8" style:family="presentation" style:parent-style-name="Layout_20_FB_20_Informatik_20_-_20_Titelfolie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9" style:display-name="Layout FB Informatik - Titelfolie-outline9" style:family="presentation" style:parent-style-name="Layout_20_FB_20_Informatik_20_-_20_Titelfolie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subtitle" style:display-name="Layout FB Informatik - Titelfolie-subtitle" style:family="presentation">
      <style:graphic-properties draw:stroke="none" draw:fill="none" draw:textarea-vertical-align="middle">
        <text:list-style style:name="Layout_20_FB_20_Informatik_20_-_20_Titelfolie-subtitle" style:display-name="Layout FB Informatik - 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title" style:display-name="Layout FB Informatik - Titelfolie-title" style:family="presentation">
      <style:graphic-properties draw:stroke="none" draw:fill="none" draw:textarea-vertical-align="middle">
        <text:list-style style:name="Layout_20_FB_20_Informatik_20_-_20_Titelfolie-title" style:display-name="Layout FB Informatik - 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background" style:display-name="Layout FB Informatik - AbschlussSeite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AbschlussSeite-backgroundobjects" style:display-name="Layout FB Informatik - Abschluss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AbschlussSeite-notes" style:display-name="Layout FB Informatik - Abschluss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outline1" style:display-name="Layout FB Informatik - AbschlussSeite-outline1" style:family="presentation">
      <style:graphic-properties draw:stroke="none" draw:fill="none" draw:auto-grow-height="false" draw:fit-to-size="false" style:shrink-to-fit="true">
        <text:list-style style:name="Layout_20_FB_20_Informatik_20_-_20_AbschlussSeite-outline1" style:display-name="Layout FB Informatik - Abschluss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outline2" style:display-name="Layout FB Informatik - AbschlussSeite-outline2" style:family="presentation" style:parent-style-name="Layout_20_FB_20_Informatik_20_-_20_AbschlussSeite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3" style:display-name="Layout FB Informatik - AbschlussSeite-outline3" style:family="presentation" style:parent-style-name="Layout_20_FB_20_Informatik_20_-_20_AbschlussSeite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4" style:display-name="Layout FB Informatik - AbschlussSeite-outline4" style:family="presentation" style:parent-style-name="Layout_20_FB_20_Informatik_20_-_20_AbschlussSeite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5" style:display-name="Layout FB Informatik - AbschlussSeite-outline5" style:family="presentation" style:parent-style-name="Layout_20_FB_20_Informatik_20_-_20_AbschlussSeite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6" style:display-name="Layout FB Informatik - AbschlussSeite-outline6" style:family="presentation" style:parent-style-name="Layout_20_FB_20_Informatik_20_-_20_AbschlussSeite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7" style:display-name="Layout FB Informatik - AbschlussSeite-outline7" style:family="presentation" style:parent-style-name="Layout_20_FB_20_Informatik_20_-_20_AbschlussSeite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8" style:display-name="Layout FB Informatik - AbschlussSeite-outline8" style:family="presentation" style:parent-style-name="Layout_20_FB_20_Informatik_20_-_20_AbschlussSeite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9" style:display-name="Layout FB Informatik - AbschlussSeite-outline9" style:family="presentation" style:parent-style-name="Layout_20_FB_20_Informatik_20_-_20_AbschlussSeite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subtitle" style:display-name="Layout FB Informatik - AbschlussSeite-subtitle" style:family="presentation">
      <style:graphic-properties draw:stroke="none" draw:fill="none" draw:textarea-vertical-align="middle">
        <text:list-style style:name="Layout_20_FB_20_Informatik_20_-_20_AbschlussSeite-subtitle" style:display-name="Layout FB Informatik - Abschluss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title" style:display-name="Layout FB Informatik - AbschlussSeite-title" style:family="presentation">
      <style:graphic-properties draw:stroke="none" draw:fill="none" draw:textarea-vertical-align="middle">
        <text:list-style style:name="Layout_20_FB_20_Informatik_20_-_20_AbschlussSeite-title" style:display-name="Layout FB Informatik - Abschluss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background" style:display-name="Layout FB Informatik - nur Text_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nur_20_Text_5f_-backgroundobjects" style:display-name="Layout FB Informatik - nur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nur_20_Text_5f_-notes" style:display-name="Layout FB Informatik - nur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outline1" style:display-name="Layout FB Informatik - nur Text_-outline1" style:family="presentation">
      <style:graphic-properties draw:stroke="none" draw:fill="none" draw:auto-grow-height="false" draw:fit-to-size="false" style:shrink-to-fit="true">
        <text:list-style style:name="Layout_20_FB_20_Informatik_20_-_20_nur_20_Text_5f_-outline1" style:display-name="Layout FB Informatik - nur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outline2" style:display-name="Layout FB Informatik - nur Text_-outline2" style:family="presentation" style:parent-style-name="Layout_20_FB_20_Informatik_20_-_20_nur_20_Text_5f_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3" style:display-name="Layout FB Informatik - nur Text_-outline3" style:family="presentation" style:parent-style-name="Layout_20_FB_20_Informatik_20_-_20_nur_20_Text_5f_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4" style:display-name="Layout FB Informatik - nur Text_-outline4" style:family="presentation" style:parent-style-name="Layout_20_FB_20_Informatik_20_-_20_nur_20_Text_5f_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5" style:display-name="Layout FB Informatik - nur Text_-outline5" style:family="presentation" style:parent-style-name="Layout_20_FB_20_Informatik_20_-_20_nur_20_Text_5f_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6" style:display-name="Layout FB Informatik - nur Text_-outline6" style:family="presentation" style:parent-style-name="Layout_20_FB_20_Informatik_20_-_20_nur_20_Text_5f_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7" style:display-name="Layout FB Informatik - nur Text_-outline7" style:family="presentation" style:parent-style-name="Layout_20_FB_20_Informatik_20_-_20_nur_20_Text_5f_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8" style:display-name="Layout FB Informatik - nur Text_-outline8" style:family="presentation" style:parent-style-name="Layout_20_FB_20_Informatik_20_-_20_nur_20_Text_5f_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9" style:display-name="Layout FB Informatik - nur Text_-outline9" style:family="presentation" style:parent-style-name="Layout_20_FB_20_Informatik_20_-_20_nur_20_Text_5f_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subtitle" style:display-name="Layout FB Informatik - nur Text_-subtitle" style:family="presentation">
      <style:graphic-properties draw:stroke="none" draw:fill="none" draw:textarea-vertical-align="middle">
        <text:list-style style:name="Layout_20_FB_20_Informatik_20_-_20_nur_20_Text_5f_-subtitle" style:display-name="Layout FB Informatik - nur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title" style:display-name="Layout FB Informatik - nur Text_-title" style:family="presentation">
      <style:graphic-properties draw:stroke="none" draw:fill="none" draw:textarea-vertical-align="middle">
        <text:list-style style:name="Layout_20_FB_20_Informatik_20_-_20_nur_20_Text_5f_-title" style:display-name="Layout FB Informatik - nur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1.399cm" fo:min-width="2.222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1.091cm" fo:min-width="33.367cm" fo:padding-top="0.125cm" fo:padding-bottom="0.125cm" fo:padding-left="0.25cm" fo:padding-right="0.25cm" fo:wrap-option="no-wrap"/>
    </style:style>
    <style:style style:name="Mgr12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.593cm" fo:min-width="7.394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.593cm" fo:min-width="2.714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Layout_20_FB_20_Informatik_20_-_20_nur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ayout_20_FB_20_Informatik_20_-_20_nur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Layout_20_FB_20_Informatik_20_-_20_nu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Layout_20_FB_20_Informatik_20_-_20_nur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Layout_20_FB_20_Informatik_20_-_20_nur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Layout_20_FB_20_Informatik_20_-_20_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Layout_20_FB_20_Informatik_20_-_20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Layout_20_FB_20_Informatik_20_-_20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ayout_20_FB_20_Informatik_20_-_20_AbschlussSei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Layout_20_FB_20_Informatik_20_-_20_AbschlussSei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Layout_20_FB_20_Informatik_20_-_20_nur_20_Tex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Layout_20_FB_20_Informatik_20_-_20_nur_20_Text_5f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Layout_20_FB_20_Informatik_20_-_20_nur_20_Tex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Layout_20_FB_20_Informatik_20_-_20_nur_20_Tex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ayout_20_FB_20_Informatik_20_-_20_nur_20_Tex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solid" draw:fill-color="#00bae5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0.635cm" fo:text-align="end" style:punctuation-wrap="hanging" style:writing-mode="lr-tb"/>
      <style:text-properties fo:font-size="8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10" style:family="paragraph">
      <style:paragraph-properties fo:margin-top="0.141cm" fo:margin-bottom="0cm" fo:line-height="100%" fo:text-align="start" style:punctuation-wrap="simple" style:writing-mode="lr-tb"/>
      <style:text-properties fo:font-size="2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left="0cm" fo:margin-right="0cm" fo:margin-top="0.127cm" fo:margin-bottom="0cm" fo:line-height="0.847cm" fo:text-align="start" fo:text-indent="0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style:paragraph-properties fo:margin-top="0cm" fo:margin-bottom="0cm" fo:line-height="0.882cm" fo:text-align="start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MP16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8pt" style:font-size-asian="14pt" style:font-size-complex="14pt"/>
    </style:style>
    <style:style style:name="MP1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MP20" style:family="paragraph">
      <loext:graphic-properties draw:fill="solid" draw:fill-color="#00bae5"/>
      <style:paragraph-properties fo:text-align="center" style:writing-mode="lr-tb" style:font-independent-line-spacing="true"/>
      <style:text-properties fo:font-size="24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24" style:family="paragraph">
      <loext:graphic-properties draw:fill="none"/>
      <style:paragraph-properties fo:margin-top="0cm" fo:margin-bottom="0cm" fo:line-height="0.635cm" fo:text-align="end" style:punctuation-wrap="hanging" style:writing-mode="lr-tb" style:font-independent-line-spacing="true"/>
      <style:text-properties fo:font-size="8pt"/>
    </style:style>
    <style:style style:name="MP25" style:family="paragraph">
      <loext:graphic-properties draw:fill="none"/>
      <style:paragraph-properties fo:margin-top="0.141cm" fo:margin-bottom="0cm" fo:line-height="100%" fo:text-align="start" style:punctuation-wrap="simple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8pt" fo:letter-spacing="normal" fo:language="de" fo:country="DE" fo:font-style="normal" style:text-underline-style="none" fo:font-weight="normal" fo:background-color="transparent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cc0a2f" loext:opacity="100%" style:text-line-through-style="none" style:text-line-through-type="none" style:text-position="0% 100%" style:font-name="Tahoma Bold1" fo:font-size="21pt" fo:letter-spacing="normal" fo:language="de" fo:country="DE" fo:font-style="normal" style:text-underline-style="none" fo:font-weight="bold" fo:background-color="transparent" style:font-name-asian="ＭＳ Ｐゴシック" style:font-size-asian="21pt" style:font-style-asian="normal" style:font-weight-asian="bold" style:font-size-complex="21pt" style:font-style-complex="normal" style:font-weight-complex="bold"/>
    </style:style>
    <style:style style:name="MT5" style:family="text">
      <style:text-properties fo:font-variant="normal" fo:text-transform="none" fo:color="#cc0a2f" loext:opacity="100%" style:text-line-through-style="none" style:text-line-through-type="none" style:text-position="0% 100%" style:font-name="Tahoma1" fo:font-size="24pt" fo:letter-spacing="normal" fo:language="de" fo:country="DE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ahoma Bold1" fo:font-size="24pt" fo:letter-spacing="normal" fo:language="de" fo:country="DE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ayout_20_FB_20_Informatik_20_-_20_nur_20_Text" style:display-name="Layout FB Informatik - nur Text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348B6FD21B080F1D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Foliennumm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" draw:text-style-name="MP13" draw:layer="backgroundobjects" svg:width="28.303cm" svg:height="11.879cm" svg:x="3.552cm" svg:y="4.153cm" presentation:class="outline" presentation:user-transformed="true">
        <draw:text-box>
          <text:list text:style-name="ML2">
            <text:list-item>
              <text:p text:style-name="MP12"><text:span text:style-name="MT3">Textmasterformate durch Klicken bearbeiten</text:span></text:p>
            </text:list-item>
          </text:list>
        </draw:text-box>
      </draw:frame>
      <draw:frame draw:name="Titel 1" presentation:style-name="Mpr2" draw:text-style-name="MP15" draw:layer="backgroundobjects" svg:width="28.309cm" svg:height="1.904cm" svg:x="3.545cm" svg:y="1.698cm" presentation:class="title" presentation:user-transformed="true">
        <draw:text-box>
          <text:p text:style-name="MP14"><text:span text:style-name="MT4">Titelmasterformat durch Klicken bearbeiten</text:span></text:p>
        </draw:text-box>
      </draw:frame>
      <draw:frame draw:name="Datumsplatzhalter 3" presentation:style-name="Mpr3" draw:text-style-name="MP17" draw:layer="backgroundobjects" svg:width="4.126cm" svg:height="1.013cm" svg:x="27.989cm" svg:y="17.912cm" presentation:class="date-time" presentation:user-transformed="true">
        <draw:text-box>
          <text:p text:style-name="MP16"><text:span text:style-name="MT2">21.02.2014</text:span></text:p>
        </draw:text-box>
      </draw:frame>
      <draw:frame draw:name="Fußzeilenplatzhalter 4" presentation:style-name="Mpr3" draw:text-style-name="MP17" draw:layer="backgroundobjects" svg:width="21.132cm" svg:height="1.013cm" svg:x="1.174cm" svg:y="17.908cm" presentation:class="footer" presentation:user-transformed="true">
        <draw:text-box>
          <text:p text:style-name="MP18"><text:span text:style-name="MT2">Titel der Präsentation über „EINFÜGEN“ -&gt; „Kopf-und Fußzeile“ -&gt; „Fußzeile“ (auf alle Folien übernehmen)</text:span></text:p>
        </draw:text-box>
      </draw:frame>
      <presentation:notes style:page-layout-name="PM2">
        <draw:page-thumbnail presentation:style-name="Layout_20_FB_20_Informatik_20_-_20_nur_20_Text-title" draw:layer="backgroundobjects" svg:width="19.798cm" svg:height="11.136cm" svg:x="0.6cm" svg:y="2.257cm" presentation:class="page"/>
        <draw:frame presentation:style-name="Layout_20_FB_20_Informatik_20_-_20_nur_20_Tex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ayout_20_FB_20_Informatik_20_-_20_Titelfolie" style:display-name="Layout FB Informatik - Titelfolie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348B6FD21B080F1D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Foliennumm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20" draw:layer="backgroundobjects" svg:width="32.489cm" svg:height="13.312cm" svg:x="1.41cm" svg:y="4.445cm">
        <text:p text:style-name="MP19"><text:span text:style-name="MT5"><text:s text:c="1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6" draw:layer="backgroundobjects" svg:width="33.866cm" svg:height="1.34cm" svg:x="0cm" svg:y="17.7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11.106cm" svg:height="5.679cm" svg:x="0.09cm" svg:y="0.003cm">
        <draw:image xlink:href="Pictures/10000000000003C2000001ECCAB8DB6C11EB385E.jpg" xlink:type="simple" xlink:show="embed" xlink:actuate="onLoad" draw:mime-type="image/jpeg">
          <text:p/>
        </draw:image>
      </draw:frame>
      <draw:frame draw:name="Fußzeilenplatzhalter 4" presentation:style-name="Mpr6" draw:text-style-name="MP22" draw:layer="backgroundobjects" svg:width="28.339cm" svg:height="3.503cm" svg:x="3.516cm" svg:y="6.659cm" presentation:class="footer" presentation:user-transformed="true">
        <draw:text-box>
          <text:p text:style-name="MP21"><text:span text:style-name="MT6">Titel der Präsentation über „EINFÜGEN“ -&gt; „Kopf-und Fußzeile“ -&gt; „Fußzeile“ (auf alle Folien übernehmen)</text:span></text:p>
        </draw:text-box>
      </draw:frame>
      <draw:frame presentation:style-name="Layout_20_FB_20_Informatik_20_-_20_Titelfolie-title" draw:layer="backgroundobjects" svg:width="30.479cm" svg:height="3.18cm" svg:x="1.693cm" svg:y="0.76cm" presentation:class="title" presentation:placeholder="true">
        <draw:text-box/>
      </draw:frame>
      <draw:frame presentation:style-name="Layout_20_FB_20_Informatik_20_-_20_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ayout_20_FB_20_Informatik_20_-_20_Titelfolie-title" draw:layer="backgroundobjects" svg:width="19.798cm" svg:height="11.136cm" svg:x="0.6cm" svg:y="2.257cm" presentation:class="page"/>
        <draw:frame presentation:style-name="Layout_20_FB_20_Informatik_20_-_20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ayout_20_FB_20_Informatik_20_-_20_AbschlussSeite" style:display-name="Layout FB Informatik - AbschlussSeite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348B6FD21B080F1D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Foliennumm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20" draw:layer="backgroundobjects" svg:width="32.489cm" svg:height="13.312cm" svg:x="1.41cm" svg:y="4.445cm">
        <text:p text:style-name="MP19"><text:span text:style-name="MT5"><text:s text:c="1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9" draw:text-style-name="MP11" draw:layer="backgroundobjects" svg:width="26.169cm" svg:height="1.267cm" svg:x="3.549cm" svg:y="6.792cm">
        <text:p text:style-name="MP23"><text:span text:style-name="MT6">Vielen Dank für Ihre Aufmerksamke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svg:width="33.866cm" svg:height="1.34cm" svg:x="0cm" svg:y="17.7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3" draw:text-style-name="MP5" draw:layer="backgroundobjects" svg:width="11.106cm" svg:height="5.679cm" svg:x="0.09cm" svg:y="0.003cm">
        <draw:image xlink:href="Pictures/10000000000003C2000001ECCAB8DB6C11EB385E.jpg" xlink:type="simple" xlink:show="embed" xlink:actuate="onLoad" draw:mime-type="image/jpeg">
          <text:p/>
        </draw:image>
      </draw:frame>
      <presentation:notes style:page-layout-name="PM2">
        <draw:page-thumbnail presentation:style-name="Layout_20_FB_20_Informatik_20_-_20_AbschlussSeite-title" draw:layer="backgroundobjects" svg:width="16.932cm" svg:height="9.524cm" svg:x="1.058cm" svg:y="1.93cm" presentation:class="page"/>
        <draw:frame presentation:style-name="Layout_20_FB_20_Informatik_20_-_20_AbschlussSei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ayout_20_FB_20_Informatik_20_-_20_nur_20_Text_5f_" style:display-name="Layout FB Informatik - nur Text_" style:page-layout-name="PM1" draw:style-name="Mdp1">
      <draw:g draw:name="Gruppieren 11">
        <draw:frame draw:name="Grafik 13" draw:style-name="Mgr3" draw:text-style-name="MP5" draw:layer="backgroundobjects" svg:width="5.83cm" svg:height="2.873cm" svg:x="0.59cm" svg:y="0.486cm">
          <draw:image xlink:href="Pictures/10000000000001A4000000CF348B6FD21B080F1D.png" xlink:type="simple" xlink:show="embed" xlink:actuate="onLoad" draw:mime-type="image/png">
            <text:p/>
          </draw:image>
        </draw:frame>
        <draw:custom-shape draw:name="Rechteck 16" draw:style-name="Mgr10" draw:text-style-name="MP6" draw:layer="backgroundobjects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11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2" draw:text-style-name="MP24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3" draw:text-style-name="MP24" draw:layer="backgroundobjects" svg:width="3.221cm" svg:height="0.846cm" svg:x="28.908cm" svg:y="18.139cm">
        <text:p text:style-name="MP8"><text:span text:style-name="MT2"><text:page-number>&lt;Foliennumm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14" draw:text-style-name="MP25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1" draw:text-style-name="MP13" draw:layer="backgroundobjects" svg:width="28.303cm" svg:height="11.879cm" svg:x="3.552cm" svg:y="4.153cm" presentation:class="outline" presentation:user-transformed="true">
        <draw:text-box>
          <text:list text:style-name="ML2">
            <text:list-item>
              <text:p text:style-name="MP12"><text:span text:style-name="MT3">Textmasterformate durch Klicken bearbeiten</text:span></text:p>
            </text:list-item>
          </text:list>
        </draw:text-box>
      </draw:frame>
      <draw:frame draw:name="Titel 1" presentation:style-name="Mpr12" draw:text-style-name="MP15" draw:layer="backgroundobjects" svg:width="28.309cm" svg:height="1.904cm" svg:x="3.545cm" svg:y="1.698cm" presentation:class="title" presentation:user-transformed="true">
        <draw:text-box>
          <text:p text:style-name="MP14"><text:span text:style-name="MT4">Titelmasterformat durch Klicken bearbeiten</text:span></text:p>
        </draw:text-box>
      </draw:frame>
      <draw:frame draw:name="Datumsplatzhalter 3" presentation:style-name="Mpr13" draw:text-style-name="MP17" draw:layer="backgroundobjects" svg:width="4.126cm" svg:height="1.013cm" svg:x="27.989cm" svg:y="17.912cm" presentation:class="date-time" presentation:user-transformed="true">
        <draw:text-box>
          <text:p text:style-name="MP16"><text:span text:style-name="MT2">21.02.2014</text:span></text:p>
        </draw:text-box>
      </draw:frame>
      <draw:frame draw:name="Fußzeilenplatzhalter 4" presentation:style-name="Mpr13" draw:text-style-name="MP17" draw:layer="backgroundobjects" svg:width="21.132cm" svg:height="1.013cm" svg:x="1.174cm" svg:y="17.908cm" presentation:class="footer" presentation:user-transformed="true">
        <draw:text-box>
          <text:p text:style-name="MP18"><text:span text:style-name="MT2">Titel der Präsentation über „EINFÜGEN“ -&gt; „Kopf-und Fußzeile“ -&gt; „Fußzeile“ (auf alle Folien übernehmen)</text:span></text:p>
        </draw:text-box>
      </draw:frame>
      <presentation:notes style:page-layout-name="PM2">
        <draw:page-thumbnail presentation:style-name="Layout_20_FB_20_Informatik_20_-_20_nur_20_Text_5f_-title" draw:layer="backgroundobjects" svg:width="19.798cm" svg:height="11.136cm" svg:x="0.6cm" svg:y="2.257cm" presentation:class="page"/>
        <draw:frame presentation:style-name="Layout_20_FB_20_Informatik_20_-_20_nur_20_Tex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anual zur Powerpointvorlage</dc:title>
    <meta:initial-creator>Alex</meta:initial-creator>
    <meta:editing-cycles>18</meta:editing-cycles>
    <meta:creation-date>2016-02-20T19:02:43</meta:creation-date>
    <dc:date>2021-11-09T08:31:57.906000000</dc:date>
    <meta:editing-duration>PT31M4S</meta:editing-duration>
    <meta:generator>LibreOffice/7.1.2.2$Windows_X86_64 LibreOffice_project/8a45595d069ef5570103caea1b71cc9d82b2aae4</meta:generator>
    <meta:document-statistic meta:object-count="97"/>
    <meta:user-defined meta:name="AppVersion">16.0000</meta:user-defined>
    <meta:user-defined meta:name="Company">Alex Industries</meta:user-defined>
    <meta:user-defined meta:name="Notes" meta:value-type="float">1</meta:user-defined>
    <meta:user-defined meta:name="PresentationFormat">Breitbild</meta:user-defined>
    <meta:user-defined meta:name="Slides" meta:value-type="float">4</meta:user-defined>
  </office:meta>
</office:document-meta>
</file>